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="thin solid #000000" style:vertical-align="middle" fo:background-color="#FCE4D6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Satisfaisant" style:data-style-name="N36">
      <style:table-cell-properties fo:border-top="thin solid #000000" fo:border-bottom="none" fo:border-left="thin solid #000000" fo:border-right="thin solid #000000" style:vertical-align="middle" fo:background-color="#C6EFCE" style:repeat-content="false"/>
      <style:paragraph-properties fo:text-align="center"/>
      <style:text-properties fo:color="#006100"/>
    </style:style>
    <style:style style:name="ce6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7" style:family="table-cell" style:parent-style-name="Satisfaisant" style:data-style-name="N36">
      <style:table-cell-properties fo:border-top="thin solid #000000" fo:border-bottom="none" fo:border-left="thin solid #000000" fo:border-right="thin solid #000000" style:vertical-align="middle" fo:background-color="#C6EFCE" style:repeat-content="false"/>
      <style:paragraph-properties fo:text-align="center"/>
      <style:text-properties fo:color="#006100" fo:font-weight="bold" style:font-weight-asian="bold" style:font-weight-complex="bold"/>
    </style:style>
    <style:style style:name="ce8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ate_custom" style:data-style-name="N36">
      <style:table-cell-properties fo:border-top="none" fo:border-bottom="none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ate_custom" style:data-style-name="N36">
      <style:table-cell-properties fo:border-top="thin solid #000000" fo:border-bottom="none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ce11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ce12" style:family="table-cell" style:parent-style-name="Satisfaisant" style:data-style-name="N36">
      <style:table-cell-properties fo:border-top="none" fo:border-bottom="none" fo:border-left="thin solid #000000" fo:border-right="thin solid #000000" style:vertical-align="middle" fo:background-color="#C6EFCE" style:repeat-content="false"/>
      <style:paragraph-properties fo:text-align="center"/>
      <style:text-properties fo:color="#006100"/>
    </style:style>
    <style:style style:name="ce13" style:family="table-cell" style:parent-style-name="Neutre" style:data-style-name="N36">
      <style:table-cell-properties style:vertical-align="middle" fo:background-color="#FFEB9C" style:repeat-content="false"/>
      <style:paragraph-properties fo:text-align="center"/>
      <style:text-properties fo:color="#9C6500"/>
    </style:style>
    <style:style style:name="ce14" style:family="table-cell" style:parent-style-name="Neutre" style:data-style-name="N36">
      <style:table-cell-properties fo:border-top="none" fo:border-bottom="none" fo:border-left="thin solid #000000" fo:border-right="thin solid #000000" style:vertical-align="middle" fo:background-color="#FFEB9C" style:repeat-content="false"/>
      <style:paragraph-properties fo:text-align="center"/>
      <style:text-properties fo:color="#9C6500"/>
    </style:style>
    <style:style style:name="ce15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16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17" style:family="table-cell" style:parent-style-name="Satisfaisant" style:data-style-name="N36">
      <style:table-cell-properties fo:border-top="none" fo:border-bottom="none" fo:border-left="thin solid #000000" fo:border-right="thin solid #000000" style:vertical-align="middle" fo:background-color="#C6EFCE" style:repeat-content="false"/>
      <style:paragraph-properties fo:text-align="center"/>
      <style:text-properties fo:color="#006100" fo:font-style="italic" style:font-style-asian="italic" style:font-style-complex="italic"/>
    </style:style>
    <style:style style:name="ce18" style:family="table-cell" style:parent-style-name="think" style:data-style-name="N36">
      <style:table-cell-properties fo:border-top="none" fo:border-bottom="none" fo:border-left="thin solid #000000" fo:border-right="thin solid #000000" style:vertical-align="middle" fo:background-color="#FCE4D6" style:repeat-content="false"/>
      <style:paragraph-properties fo:text-align="center"/>
      <style:text-properties fo:font-size="12pt" style:font-size-asian="12pt" style:font-size-complex="12pt"/>
    </style:style>
    <style:style style:name="ce19" style:family="table-cell" style:parent-style-name="Satisfaisant" style:data-style-name="N36">
      <style:table-cell-properties fo:border-top="none" fo:border-bottom="none" fo:border-left="thin solid #000000" fo:border-right="thin solid #000000" style:vertical-align="middle" fo:background-color="#C6EFCE" style:repeat-content="false"/>
      <style:paragraph-properties fo:text-align="center"/>
      <style:text-properties fo:color="#006100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21" style:family="table-cell" style:parent-style-name="Satisfaisant" style:data-style-name="N36">
      <style:table-cell-properties style:vertical-align="middle" fo:background-color="#C6EFCE" style:repeat-content="false"/>
      <style:paragraph-properties fo:text-align="center"/>
      <style:text-properties fo:color="#006100"/>
    </style:style>
    <style:style style:name="ce22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23" style:family="table-cell" style:parent-style-name="Satisfaisant" style:data-style-name="N36">
      <style:table-cell-properties fo:border-top="none" fo:border-bottom="thin solid #000000" fo:border-left="thin solid #000000" fo:border-right="thin solid #000000" style:vertical-align="middle" fo:background-color="#C6EFCE" style:repeat-content="false"/>
      <style:paragraph-properties fo:text-align="center"/>
      <style:text-properties fo:color="#006100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25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efault" style:data-style-name="N0">
      <style:table-cell-properties fo:border="thin solid #000000" style:vertical-align="middle" fo:background-color="#E2EFDA" style:repeat-content="false"/>
      <style:paragraph-properties fo:text-align="center"/>
      <style:text-properties fo:font-size="12pt" style:font-size-asian="12pt" style:font-size-complex="12pt"/>
    </style:style>
    <style:style style:name="ce27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FFF2CC" style:repeat-content="false"/>
      <style:paragraph-properties fo:text-align="center"/>
      <style:text-properties fo:font-size="12pt" style:font-size-asian="12pt" style:font-size-complex="12pt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19"/>
    <style:style style:name="ce30" style:family="table-cell" style:parent-style-name="Satisfaisant" style:data-style-name="N36">
      <style:table-cell-properties fo:border-top="none" fo:border-bottom="none" fo:border-left="thin solid #000000" fo:border-right="thin solid #000000" style:vertical-align="middle" fo:background-color="#C6EFCE" style:repeat-content="false"/>
      <style:paragraph-properties fo:text-align="center"/>
      <style:text-properties fo:color="#006100"/>
    </style:style>
    <style:style style:name="ce31" style:family="table-cell" style:parent-style-name="Neutre" style:data-style-name="N36">
      <style:table-cell-properties style:vertical-align="middle" fo:background-color="#FFEB9C" style:repeat-content="false"/>
      <style:paragraph-properties fo:text-align="center"/>
      <style:text-properties fo:color="#9C6500"/>
    </style:style>
    <style:style style:name="ce32" style:family="table-cell" style:parent-style-name="think" style:data-style-name="N36">
      <style:table-cell-properties fo:border-top="none" fo:border-bottom="none" fo:border-left="thin solid #000000" fo:border-right="thin solid #000000" style:vertical-align="middle" fo:background-color="#FCE4D6" style:repeat-content="false"/>
      <style:paragraph-properties fo:text-align="center"/>
      <style:text-properties fo:font-size="12pt" style:font-size-asian="12pt" style:font-size-complex="12pt"/>
    </style:style>
    <style:style style:name="ce33" style:family="table-cell" style:parent-style-name="Neutre" style:data-style-name="N36">
      <style:table-cell-properties fo:border-top="none" fo:border-bottom="none" fo:border-left="thin solid #000000" fo:border-right="thin solid #000000" style:vertical-align="middle" fo:background-color="#FFEB9C" style:repeat-content="false"/>
      <style:paragraph-properties fo:text-align="center"/>
      <style:text-properties fo:color="#9C6500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0.820208333333333cm"/>
    </style:style>
    <style:style style:name="co2" style:family="table-column">
      <style:table-column-properties fo:break-before="auto" style:column-width="3.22791666666667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8.89cm" style:use-optimal-column-width="true"/>
    </style:style>
    <style:style style:name="ro1" style:family="table-row">
      <style:table-row-properties style:row-height="17.2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2"/>
        <table:table-column table:style-name="co2" table:number-columns-repeated="15" table:default-cell-style-name="ce2"/>
        <table:table-column table:style-name="co3" table:number-columns-repeated="16368" table:default-cell-style-name="ce2"/>
        <table:table-row table:style-name="ro1">
          <table:table-cell/>
          <table:table-cell office:value-type="float" office:value="2017" table:number-columns-spanned="3" table:number-rows-spanned="1" table:style-name="ce26">
            <text:p>2017</text:p>
          </table:table-cell>
          <table:covered-table-cell table:number-columns-repeated="2"/>
          <table:table-cell office:value-type="float" office:value="2018" table:number-columns-spanned="12" table:number-rows-spanned="1" table:style-name="ce27">
            <text:p>2018</text:p>
          </table:table-cell>
          <table:covered-table-cell table:number-columns-repeated="11"/>
          <table:table-cell table:number-columns-repeated="16368"/>
        </table:table-row>
        <table:table-row table:style-name="ro1">
          <table:table-cell/>
          <table:table-cell office:value-type="string" table:style-name="ce3">
            <text:p>Octobre</text:p>
          </table:table-cell>
          <table:table-cell office:value-type="string" table:style-name="ce3">
            <text:p>Novembre</text:p>
          </table:table-cell>
          <table:table-cell office:value-type="string" table:style-name="ce3">
            <text:p>Décembre</text:p>
          </table:table-cell>
          <table:table-cell office:value-type="string" table:style-name="ce3">
            <text:p>Janvier</text:p>
          </table:table-cell>
          <table:table-cell office:value-type="string" table:style-name="ce3">
            <text:p>Février</text:p>
          </table:table-cell>
          <table:table-cell office:value-type="string" table:style-name="ce3">
            <text:p>Mars</text:p>
          </table:table-cell>
          <table:table-cell office:value-type="string" table:style-name="ce3">
            <text:p>Avril</text:p>
          </table:table-cell>
          <table:table-cell office:value-type="string" table:style-name="ce3">
            <text:p>Mai</text:p>
          </table:table-cell>
          <table:table-cell office:value-type="string" table:style-name="ce3">
            <text:p>Juin</text:p>
          </table:table-cell>
          <table:table-cell office:value-type="string" table:style-name="ce3">
            <text:p>Juillet</text:p>
          </table:table-cell>
          <table:table-cell office:value-type="string" table:style-name="ce3">
            <text:p>Août</text:p>
          </table:table-cell>
          <table:table-cell office:value-type="string" table:style-name="ce3">
            <text:p>Septembre</text:p>
          </table:table-cell>
          <table:table-cell office:value-type="string" table:style-name="ce3">
            <text:p>Octobre</text:p>
          </table:table-cell>
          <table:table-cell office:value-type="string" table:style-name="ce3">
            <text:p>Novembre</text:p>
          </table:table-cell>
          <table:table-cell office:value-type="string" table:style-name="ce3">
            <text:p>Décembre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1T00:00:00" table:style-name="ce4">
            <text:p>dimanche 1<text:s/></text:p>
          </table:table-cell>
          <table:table-cell office:value-type="date" office:date-value="2017-11-01T00:00:00" table:style-name="ce5">
            <text:p>mercredi 1<text:s/></text:p>
          </table:table-cell>
          <table:table-cell office:value-type="date" office:date-value="2017-12-01T00:00:00" table:style-name="ce6">
            <text:p>vendredi 1<text:s/></text:p>
          </table:table-cell>
          <table:table-cell office:value-type="date" office:date-value="2018-01-01T00:00:00" table:style-name="ce7">
            <text:p>lundi 1<text:s/></text:p>
          </table:table-cell>
          <table:table-cell office:value-type="date" office:date-value="2018-02-01T00:00:00" table:style-name="ce5">
            <text:p>jeudi 1<text:s/></text:p>
          </table:table-cell>
          <table:table-cell office:value-type="date" office:date-value="2018-03-01T00:00:00" table:style-name="ce6">
            <text:p>jeudi 1<text:s/></text:p>
          </table:table-cell>
          <table:table-cell office:value-type="date" office:date-value="2018-04-01T00:00:00" table:style-name="ce4">
            <text:p>dimanche 1<text:s/></text:p>
          </table:table-cell>
          <table:table-cell office:value-type="date" office:date-value="2018-05-01T00:00:00" table:style-name="ce6">
            <text:p>mardi 1<text:s/></text:p>
          </table:table-cell>
          <table:table-cell office:value-type="date" office:date-value="2018-06-01T00:00:00" table:style-name="ce5">
            <text:p>vendredi 1<text:s/></text:p>
          </table:table-cell>
          <table:table-cell office:value-type="date" office:date-value="2018-07-01T00:00:00" table:style-name="ce4">
            <text:p>dimanche 1<text:s/></text:p>
          </table:table-cell>
          <table:table-cell office:value-type="date" office:date-value="2018-08-01T00:00:00" table:style-name="ce8">
            <text:p>mercredi 1<text:s/></text:p>
          </table:table-cell>
          <table:table-cell office:value-type="date" office:date-value="2018-09-01T00:00:00" table:style-name="ce9">
            <text:p>samedi 1<text:s/></text:p>
          </table:table-cell>
          <table:table-cell office:value-type="date" office:date-value="2018-10-01T00:00:00" table:style-name="ce8">
            <text:p>lundi 1<text:s/></text:p>
          </table:table-cell>
          <table:table-cell office:value-type="date" office:date-value="2018-11-01T00:00:00" table:style-name="ce8">
            <text:p>jeudi 1<text:s/></text:p>
          </table:table-cell>
          <table:table-cell office:value-type="date" office:date-value="2018-12-01T00:00:00" table:style-name="ce10">
            <text:p>samedi 1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2T00:00:00" table:style-name="ce8">
            <text:p>lundi 2<text:s/></text:p>
          </table:table-cell>
          <table:table-cell office:value-type="date" office:date-value="2017-11-02T00:00:00" table:style-name="ce8">
            <text:p>jeudi 2<text:s/></text:p>
          </table:table-cell>
          <table:table-cell office:value-type="date" office:date-value="2017-12-02T00:00:00" table:style-name="ce11">
            <text:p>samedi 2<text:s/></text:p>
          </table:table-cell>
          <table:table-cell office:value-type="date" office:date-value="2018-01-02T00:00:00" table:style-name="ce8">
            <text:p>mardi 2<text:s/></text:p>
          </table:table-cell>
          <table:table-cell office:value-type="date" office:date-value="2018-02-02T00:00:00" table:style-name="ce8">
            <text:p>vendredi 2<text:s/></text:p>
          </table:table-cell>
          <table:table-cell office:value-type="date" office:date-value="2018-03-02T00:00:00" table:style-name="ce31">
            <text:p>vendredi 2<text:s/></text:p>
          </table:table-cell>
          <table:table-cell office:value-type="date" office:date-value="2018-04-02T00:00:00" table:style-name="ce8">
            <text:p>lundi 2<text:s/></text:p>
          </table:table-cell>
          <table:table-cell office:value-type="date" office:date-value="2018-05-02T00:00:00" table:style-name="ce8">
            <text:p>mercredi 2<text:s/></text:p>
          </table:table-cell>
          <table:table-cell office:value-type="date" office:date-value="2018-06-02T00:00:00" table:style-name="ce12">
            <text:p>samedi 2<text:s/></text:p>
          </table:table-cell>
          <table:table-cell office:value-type="date" office:date-value="2018-07-02T00:00:00" table:style-name="ce8">
            <text:p>lundi 2<text:s/></text:p>
          </table:table-cell>
          <table:table-cell office:value-type="date" office:date-value="2018-08-02T00:00:00" table:style-name="ce8">
            <text:p>jeudi 2<text:s/></text:p>
          </table:table-cell>
          <table:table-cell office:value-type="date" office:date-value="2018-09-02T00:00:00" table:style-name="ce9">
            <text:p>dimanche 2<text:s/></text:p>
          </table:table-cell>
          <table:table-cell office:value-type="date" office:date-value="2018-10-02T00:00:00" table:style-name="ce8">
            <text:p>mardi 2<text:s/></text:p>
          </table:table-cell>
          <table:table-cell office:value-type="date" office:date-value="2018-11-02T00:00:00" table:style-name="ce8">
            <text:p>vendredi 2<text:s/></text:p>
          </table:table-cell>
          <table:table-cell office:value-type="date" office:date-value="2018-12-02T00:00:00" table:style-name="ce9">
            <text:p>dimanche 2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3T00:00:00" table:style-name="ce8">
            <text:p>mardi 3<text:s/></text:p>
          </table:table-cell>
          <table:table-cell office:value-type="date" office:date-value="2017-11-03T00:00:00" table:style-name="ce8">
            <text:p>vendredi 3<text:s/></text:p>
          </table:table-cell>
          <table:table-cell office:value-type="date" office:date-value="2017-12-03T00:00:00" table:style-name="ce11">
            <text:p>dimanche 3<text:s/></text:p>
          </table:table-cell>
          <table:table-cell office:value-type="date" office:date-value="2018-01-03T00:00:00" table:style-name="ce8">
            <text:p>mercredi 3<text:s/></text:p>
          </table:table-cell>
          <table:table-cell office:value-type="date" office:date-value="2018-02-03T00:00:00" table:style-name="ce11">
            <text:p>samedi 3<text:s/></text:p>
          </table:table-cell>
          <table:table-cell office:value-type="date" office:date-value="2018-03-03T00:00:00" table:style-name="ce11">
            <text:p>samedi 3<text:s/></text:p>
          </table:table-cell>
          <table:table-cell office:value-type="date" office:date-value="2018-04-03T00:00:00" table:style-name="ce8">
            <text:p>mardi 3<text:s/></text:p>
          </table:table-cell>
          <table:table-cell office:value-type="date" office:date-value="2018-05-03T00:00:00" table:style-name="ce8">
            <text:p>jeudi 3<text:s/></text:p>
          </table:table-cell>
          <table:table-cell office:value-type="date" office:date-value="2018-06-03T00:00:00" table:style-name="ce12">
            <text:p>dimanche 3<text:s/></text:p>
          </table:table-cell>
          <table:table-cell office:value-type="date" office:date-value="2018-07-03T00:00:00" table:style-name="ce8">
            <text:p>mardi 3<text:s/></text:p>
          </table:table-cell>
          <table:table-cell office:value-type="date" office:date-value="2018-08-03T00:00:00" table:style-name="ce8">
            <text:p>vendredi 3<text:s/></text:p>
          </table:table-cell>
          <table:table-cell office:value-type="date" office:date-value="2018-09-03T00:00:00" table:style-name="ce8">
            <text:p>lundi 3<text:s/></text:p>
          </table:table-cell>
          <table:table-cell office:value-type="date" office:date-value="2018-10-03T00:00:00" table:style-name="ce8">
            <text:p>mercredi 3<text:s/></text:p>
          </table:table-cell>
          <table:table-cell office:value-type="date" office:date-value="2018-11-03T00:00:00" table:style-name="ce9">
            <text:p>samedi 3<text:s/></text:p>
          </table:table-cell>
          <table:table-cell office:value-type="date" office:date-value="2018-12-03T00:00:00" table:style-name="ce8">
            <text:p>lundi 3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4T00:00:00" table:style-name="ce8">
            <text:p>mercredi 4<text:s/></text:p>
          </table:table-cell>
          <table:table-cell office:value-type="date" office:date-value="2017-11-04T00:00:00" table:style-name="ce11">
            <text:p>samedi 4<text:s/></text:p>
          </table:table-cell>
          <table:table-cell office:value-type="date" office:date-value="2017-12-04T00:00:00" table:style-name="ce12">
            <text:p>lundi 4<text:s/></text:p>
          </table:table-cell>
          <table:table-cell office:value-type="date" office:date-value="2018-01-04T00:00:00" table:style-name="ce8">
            <text:p>jeudi 4<text:s/></text:p>
          </table:table-cell>
          <table:table-cell office:value-type="date" office:date-value="2018-02-04T00:00:00" table:style-name="ce11">
            <text:p>dimanche 4<text:s/></text:p>
          </table:table-cell>
          <table:table-cell office:value-type="date" office:date-value="2018-03-04T00:00:00" table:style-name="ce11">
            <text:p>dimanche 4<text:s/></text:p>
          </table:table-cell>
          <table:table-cell office:value-type="date" office:date-value="2018-04-04T00:00:00" table:style-name="ce8">
            <text:p>mercredi 4<text:s/></text:p>
          </table:table-cell>
          <table:table-cell office:value-type="date" office:date-value="2018-05-04T00:00:00" table:style-name="ce8">
            <text:p>vendredi 4<text:s/></text:p>
          </table:table-cell>
          <table:table-cell office:value-type="date" office:date-value="2018-06-04T00:00:00" table:style-name="ce12">
            <text:p>lundi 4<text:s/></text:p>
          </table:table-cell>
          <table:table-cell office:value-type="date" office:date-value="2018-07-04T00:00:00" table:style-name="ce8">
            <text:p>mercredi 4<text:s/></text:p>
          </table:table-cell>
          <table:table-cell office:value-type="date" office:date-value="2018-08-04T00:00:00" table:style-name="ce9">
            <text:p>samedi 4<text:s/></text:p>
          </table:table-cell>
          <table:table-cell office:value-type="date" office:date-value="2018-09-04T00:00:00" table:style-name="ce8">
            <text:p>mardi 4<text:s/></text:p>
          </table:table-cell>
          <table:table-cell office:value-type="date" office:date-value="2018-10-04T00:00:00" table:style-name="ce8">
            <text:p>jeudi 4<text:s/></text:p>
          </table:table-cell>
          <table:table-cell office:value-type="date" office:date-value="2018-11-04T00:00:00" table:style-name="ce9">
            <text:p>dimanche 4<text:s/></text:p>
          </table:table-cell>
          <table:table-cell office:value-type="date" office:date-value="2018-12-04T00:00:00" table:style-name="ce8">
            <text:p>mardi 4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5T00:00:00" table:style-name="ce8">
            <text:p>jeudi 5<text:s/></text:p>
          </table:table-cell>
          <table:table-cell office:value-type="date" office:date-value="2017-11-05T00:00:00" table:style-name="ce11">
            <text:p>dimanche 5<text:s/></text:p>
          </table:table-cell>
          <table:table-cell office:value-type="date" office:date-value="2017-12-05T00:00:00" table:style-name="ce8">
            <text:p>mardi 5<text:s/></text:p>
          </table:table-cell>
          <table:table-cell office:value-type="date" office:date-value="2018-01-05T00:00:00" table:style-name="ce8">
            <text:p>vendredi 5<text:s/></text:p>
          </table:table-cell>
          <table:table-cell office:value-type="date" office:date-value="2018-02-05T00:00:00" table:style-name="ce8">
            <text:p>lundi 5<text:s/></text:p>
          </table:table-cell>
          <table:table-cell office:value-type="date" office:date-value="2018-03-05T00:00:00" table:style-name="ce8">
            <text:p>lundi 5<text:s/></text:p>
          </table:table-cell>
          <table:table-cell office:value-type="date" office:date-value="2018-04-05T00:00:00" table:style-name="ce8">
            <text:p>jeudi 5<text:s/></text:p>
          </table:table-cell>
          <table:table-cell office:value-type="date" office:date-value="2018-05-05T00:00:00" table:style-name="ce11">
            <text:p>samedi 5<text:s/></text:p>
          </table:table-cell>
          <table:table-cell office:value-type="date" office:date-value="2018-06-05T00:00:00" table:style-name="ce12">
            <text:p>mardi 5<text:s/></text:p>
          </table:table-cell>
          <table:table-cell office:value-type="date" office:date-value="2018-07-05T00:00:00" table:style-name="ce13">
            <text:p>jeudi 5<text:s/></text:p>
          </table:table-cell>
          <table:table-cell office:value-type="date" office:date-value="2018-08-05T00:00:00" table:style-name="ce9">
            <text:p>dimanche 5<text:s/></text:p>
          </table:table-cell>
          <table:table-cell office:value-type="date" office:date-value="2018-09-05T00:00:00" table:style-name="ce8">
            <text:p>mercredi 5<text:s/></text:p>
          </table:table-cell>
          <table:table-cell office:value-type="date" office:date-value="2018-10-05T00:00:00" table:style-name="ce8">
            <text:p>vendredi 5<text:s/></text:p>
          </table:table-cell>
          <table:table-cell office:value-type="date" office:date-value="2018-11-05T00:00:00" table:style-name="ce8">
            <text:p>lundi 5<text:s/></text:p>
          </table:table-cell>
          <table:table-cell office:value-type="date" office:date-value="2018-12-05T00:00:00" table:style-name="ce8">
            <text:p>mercredi 5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6T00:00:00" table:style-name="ce8">
            <text:p>vendredi 6<text:s/></text:p>
          </table:table-cell>
          <table:table-cell office:value-type="date" office:date-value="2017-11-06T00:00:00" table:style-name="ce8">
            <text:p>lundi 6<text:s/></text:p>
          </table:table-cell>
          <table:table-cell office:value-type="date" office:date-value="2017-12-06T00:00:00" table:style-name="ce8">
            <text:p>mercredi 6<text:s/></text:p>
          </table:table-cell>
          <table:table-cell office:value-type="date" office:date-value="2018-01-06T00:00:00" table:style-name="ce11">
            <text:p>samedi 6<text:s/></text:p>
          </table:table-cell>
          <table:table-cell office:value-type="date" office:date-value="2018-02-06T00:00:00" table:style-name="ce8">
            <text:p>mardi 6<text:s/></text:p>
          </table:table-cell>
          <table:table-cell office:value-type="date" office:date-value="2018-03-06T00:00:00" table:style-name="ce8">
            <text:p>mardi 6<text:s/></text:p>
          </table:table-cell>
          <table:table-cell office:value-type="date" office:date-value="2018-04-06T00:00:00" table:style-name="ce8">
            <text:p>vendredi 6<text:s/></text:p>
          </table:table-cell>
          <table:table-cell office:value-type="date" office:date-value="2018-05-06T00:00:00" table:style-name="ce11">
            <text:p>dimanche 6<text:s/></text:p>
          </table:table-cell>
          <table:table-cell office:value-type="date" office:date-value="2018-06-06T00:00:00" table:style-name="ce12">
            <text:p>mercredi 6<text:s/></text:p>
          </table:table-cell>
          <table:table-cell office:value-type="date" office:date-value="2018-07-06T00:00:00" table:style-name="ce8">
            <text:p>vendredi 6<text:s/></text:p>
          </table:table-cell>
          <table:table-cell office:value-type="date" office:date-value="2018-08-06T00:00:00" table:style-name="ce8">
            <text:p>lundi 6<text:s/></text:p>
          </table:table-cell>
          <table:table-cell office:value-type="date" office:date-value="2018-09-06T00:00:00" table:style-name="ce8">
            <text:p>jeudi 6<text:s/></text:p>
          </table:table-cell>
          <table:table-cell office:value-type="date" office:date-value="2018-10-06T00:00:00" table:style-name="ce9">
            <text:p>samedi 6<text:s/></text:p>
          </table:table-cell>
          <table:table-cell office:value-type="date" office:date-value="2018-11-06T00:00:00" table:style-name="ce8">
            <text:p>mardi 6<text:s/></text:p>
          </table:table-cell>
          <table:table-cell office:value-type="date" office:date-value="2018-12-06T00:00:00" table:style-name="ce8">
            <text:p>jeudi 6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7T00:00:00" table:style-name="ce11">
            <text:p>samedi 7<text:s/></text:p>
          </table:table-cell>
          <table:table-cell office:value-type="date" office:date-value="2017-11-07T00:00:00" table:style-name="ce12">
            <text:p>mardi 7<text:s/></text:p>
          </table:table-cell>
          <table:table-cell office:value-type="date" office:date-value="2017-12-07T00:00:00" table:style-name="ce8">
            <text:p>jeudi 7<text:s/></text:p>
          </table:table-cell>
          <table:table-cell office:value-type="date" office:date-value="2018-01-07T00:00:00" table:style-name="ce11">
            <text:p>dimanche 7<text:s/></text:p>
          </table:table-cell>
          <table:table-cell office:value-type="date" office:date-value="2018-02-07T00:00:00" table:style-name="ce8">
            <text:p>mercredi 7<text:s/></text:p>
          </table:table-cell>
          <table:table-cell office:value-type="date" office:date-value="2018-03-07T00:00:00" table:style-name="ce8">
            <text:p>mercredi 7<text:s/></text:p>
          </table:table-cell>
          <table:table-cell office:value-type="date" office:date-value="2018-04-07T00:00:00" table:style-name="ce11">
            <text:p>samedi 7<text:s/></text:p>
          </table:table-cell>
          <table:table-cell office:value-type="date" office:date-value="2018-05-07T00:00:00" table:style-name="ce8">
            <text:p>lundi 7<text:s/></text:p>
          </table:table-cell>
          <table:table-cell office:value-type="date" office:date-value="2018-06-07T00:00:00" table:style-name="ce12">
            <text:p>jeudi 7<text:s/></text:p>
          </table:table-cell>
          <table:table-cell office:value-type="date" office:date-value="2018-07-07T00:00:00" table:style-name="ce11">
            <text:p>samedi 7<text:s/></text:p>
          </table:table-cell>
          <table:table-cell office:value-type="date" office:date-value="2018-08-07T00:00:00" table:style-name="ce8">
            <text:p>mardi 7<text:s/></text:p>
          </table:table-cell>
          <table:table-cell office:value-type="date" office:date-value="2018-09-07T00:00:00" table:style-name="ce8">
            <text:p>vendredi 7<text:s/></text:p>
          </table:table-cell>
          <table:table-cell office:value-type="date" office:date-value="2018-10-07T00:00:00" table:style-name="ce9">
            <text:p>dimanche 7<text:s/></text:p>
          </table:table-cell>
          <table:table-cell office:value-type="date" office:date-value="2018-11-07T00:00:00" table:style-name="ce8">
            <text:p>mercredi 7<text:s/></text:p>
          </table:table-cell>
          <table:table-cell office:value-type="date" office:date-value="2018-12-07T00:00:00" table:style-name="ce14">
            <text:p>vendredi 7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8T00:00:00" table:style-name="ce11">
            <text:p>dimanche 8<text:s/></text:p>
          </table:table-cell>
          <table:table-cell office:value-type="date" office:date-value="2017-11-08T00:00:00" table:style-name="ce12">
            <text:p>mercredi 8<text:s/></text:p>
          </table:table-cell>
          <table:table-cell office:value-type="date" office:date-value="2017-12-08T00:00:00" table:style-name="ce8">
            <text:p>vendredi 8<text:s/></text:p>
          </table:table-cell>
          <table:table-cell office:value-type="date" office:date-value="2018-01-08T00:00:00" table:style-name="ce8">
            <text:p>lundi 8<text:s/></text:p>
          </table:table-cell>
          <table:table-cell office:value-type="date" office:date-value="2018-02-08T00:00:00" table:style-name="ce8">
            <text:p>jeudi 8<text:s/></text:p>
          </table:table-cell>
          <table:table-cell office:value-type="date" office:date-value="2018-03-08T00:00:00" table:style-name="ce8">
            <text:p>jeudi 8<text:s/></text:p>
          </table:table-cell>
          <table:table-cell office:value-type="date" office:date-value="2018-04-08T00:00:00" table:style-name="ce11">
            <text:p>dimanche 8<text:s/></text:p>
          </table:table-cell>
          <table:table-cell office:value-type="date" office:date-value="2018-05-08T00:00:00" table:style-name="ce8">
            <text:p>mardi 8<text:s/></text:p>
          </table:table-cell>
          <table:table-cell office:value-type="date" office:date-value="2018-06-08T00:00:00" table:style-name="ce12">
            <text:p>vendredi 8<text:s/></text:p>
          </table:table-cell>
          <table:table-cell office:value-type="date" office:date-value="2018-07-08T00:00:00" table:style-name="ce11">
            <text:p>dimanche 8<text:s/></text:p>
          </table:table-cell>
          <table:table-cell office:value-type="date" office:date-value="2018-08-08T00:00:00" table:style-name="ce8">
            <text:p>mercredi 8<text:s/></text:p>
          </table:table-cell>
          <table:table-cell office:value-type="date" office:date-value="2018-09-08T00:00:00" table:style-name="ce9">
            <text:p>samedi 8<text:s/></text:p>
          </table:table-cell>
          <table:table-cell office:value-type="date" office:date-value="2018-10-08T00:00:00" table:style-name="ce8">
            <text:p>lundi 8<text:s/></text:p>
          </table:table-cell>
          <table:table-cell office:value-type="date" office:date-value="2018-11-08T00:00:00" table:style-name="ce8">
            <text:p>jeudi 8<text:s/></text:p>
          </table:table-cell>
          <table:table-cell office:value-type="date" office:date-value="2018-12-08T00:00:00" table:style-name="ce9">
            <text:p>samedi 8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9T00:00:00" table:style-name="ce8">
            <text:p>lundi 9<text:s/></text:p>
          </table:table-cell>
          <table:table-cell office:value-type="date" office:date-value="2017-11-09T00:00:00" table:style-name="ce12">
            <text:p>jeudi 9<text:s/></text:p>
          </table:table-cell>
          <table:table-cell office:value-type="date" office:date-value="2017-12-09T00:00:00" table:style-name="ce11">
            <text:p>samedi 9<text:s/></text:p>
          </table:table-cell>
          <table:table-cell office:value-type="date" office:date-value="2018-01-09T00:00:00" table:style-name="ce8">
            <text:p>mardi 9<text:s/></text:p>
          </table:table-cell>
          <table:table-cell office:value-type="date" office:date-value="2018-02-09T00:00:00" table:style-name="ce12">
            <text:p>vendredi 9<text:s/></text:p>
          </table:table-cell>
          <table:table-cell office:value-type="date" office:date-value="2018-03-09T00:00:00" table:style-name="ce8">
            <text:p>vendredi 9<text:s/></text:p>
          </table:table-cell>
          <table:table-cell office:value-type="date" office:date-value="2018-04-09T00:00:00" table:style-name="ce8">
            <text:p>lundi 9<text:s/></text:p>
          </table:table-cell>
          <table:table-cell office:value-type="date" office:date-value="2018-05-09T00:00:00" table:style-name="ce8">
            <text:p>mercredi 9<text:s/></text:p>
          </table:table-cell>
          <table:table-cell office:value-type="date" office:date-value="2018-06-09T00:00:00" table:style-name="ce12">
            <text:p>samedi 9<text:s/></text:p>
          </table:table-cell>
          <table:table-cell office:value-type="date" office:date-value="2018-07-09T00:00:00" table:style-name="ce8">
            <text:p>lundi 9<text:s/></text:p>
          </table:table-cell>
          <table:table-cell office:value-type="date" office:date-value="2018-08-09T00:00:00" table:style-name="ce8">
            <text:p>jeudi 9<text:s/></text:p>
          </table:table-cell>
          <table:table-cell office:value-type="date" office:date-value="2018-09-09T00:00:00" table:style-name="ce9">
            <text:p>dimanche 9<text:s/></text:p>
          </table:table-cell>
          <table:table-cell office:value-type="date" office:date-value="2018-10-09T00:00:00" table:style-name="ce8">
            <text:p>mardi 9<text:s/></text:p>
          </table:table-cell>
          <table:table-cell office:value-type="date" office:date-value="2018-11-09T00:00:00" table:style-name="ce8">
            <text:p>vendredi 9<text:s/></text:p>
          </table:table-cell>
          <table:table-cell office:value-type="date" office:date-value="2018-12-09T00:00:00" table:style-name="ce9">
            <text:p>dimanche 9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0T00:00:00" table:style-name="ce8">
            <text:p>mardi 10<text:s/></text:p>
          </table:table-cell>
          <table:table-cell office:value-type="date" office:date-value="2017-11-10T00:00:00" table:style-name="ce8">
            <text:p>vendredi 10<text:s/></text:p>
          </table:table-cell>
          <table:table-cell office:value-type="date" office:date-value="2017-12-10T00:00:00" table:style-name="ce11">
            <text:p>dimanche 10<text:s/></text:p>
          </table:table-cell>
          <table:table-cell office:value-type="date" office:date-value="2018-01-10T00:00:00" table:style-name="ce8">
            <text:p>mercredi 10<text:s/></text:p>
          </table:table-cell>
          <table:table-cell office:value-type="date" office:date-value="2018-02-10T00:00:00" table:style-name="ce11">
            <text:p>samedi 10<text:s/></text:p>
          </table:table-cell>
          <table:table-cell office:value-type="date" office:date-value="2018-03-10T00:00:00" table:style-name="ce15">
            <text:p>samedi 10<text:s/></text:p>
          </table:table-cell>
          <table:table-cell office:value-type="date" office:date-value="2018-04-10T00:00:00" table:style-name="ce8">
            <text:p>mardi 10<text:s/></text:p>
          </table:table-cell>
          <table:table-cell office:value-type="date" office:date-value="2018-05-10T00:00:00" table:style-name="ce33">
            <text:p>jeudi 10<text:s/></text:p>
          </table:table-cell>
          <table:table-cell office:value-type="date" office:date-value="2018-06-10T00:00:00" table:style-name="ce12">
            <text:p>dimanche 10<text:s/></text:p>
          </table:table-cell>
          <table:table-cell office:value-type="date" office:date-value="2018-07-10T00:00:00" table:style-name="ce8">
            <text:p>mardi 10<text:s/></text:p>
          </table:table-cell>
          <table:table-cell office:value-type="date" office:date-value="2018-08-10T00:00:00" table:style-name="ce8">
            <text:p>vendredi 10<text:s/></text:p>
          </table:table-cell>
          <table:table-cell office:value-type="date" office:date-value="2018-09-10T00:00:00" table:style-name="ce8">
            <text:p>lundi 10<text:s/></text:p>
          </table:table-cell>
          <table:table-cell office:value-type="date" office:date-value="2018-10-10T00:00:00" table:style-name="ce8">
            <text:p>mercredi 10<text:s/></text:p>
          </table:table-cell>
          <table:table-cell office:value-type="date" office:date-value="2018-11-10T00:00:00" table:style-name="ce9">
            <text:p>samedi 10<text:s/></text:p>
          </table:table-cell>
          <table:table-cell office:value-type="date" office:date-value="2018-12-10T00:00:00" table:style-name="ce8">
            <text:p>lundi 10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1T00:00:00" table:style-name="ce8">
            <text:p>mercredi 11<text:s/></text:p>
          </table:table-cell>
          <table:table-cell office:value-type="date" office:date-value="2017-11-11T00:00:00" table:style-name="ce11">
            <text:p>samedi 11<text:s/></text:p>
          </table:table-cell>
          <table:table-cell office:value-type="date" office:date-value="2017-12-11T00:00:00" table:style-name="ce12">
            <text:p>lundi 11<text:s/></text:p>
          </table:table-cell>
          <table:table-cell office:value-type="date" office:date-value="2018-01-11T00:00:00" table:style-name="ce8">
            <text:p>jeudi 11<text:s/></text:p>
          </table:table-cell>
          <table:table-cell office:value-type="date" office:date-value="2018-02-11T00:00:00" table:style-name="ce11">
            <text:p>dimanche 11<text:s/></text:p>
          </table:table-cell>
          <table:table-cell office:value-type="date" office:date-value="2018-03-11T00:00:00" table:style-name="ce15">
            <text:p>dimanche 11<text:s/></text:p>
          </table:table-cell>
          <table:table-cell office:value-type="date" office:date-value="2018-04-11T00:00:00" table:style-name="ce8">
            <text:p>mercredi 11<text:s/></text:p>
          </table:table-cell>
          <table:table-cell office:value-type="date" office:date-value="2018-05-11T00:00:00" table:style-name="ce8">
            <text:p>vendredi 11<text:s/></text:p>
          </table:table-cell>
          <table:table-cell office:value-type="date" office:date-value="2018-06-11T00:00:00" table:style-name="ce12">
            <text:p>lundi 11<text:s/></text:p>
          </table:table-cell>
          <table:table-cell office:value-type="date" office:date-value="2018-07-11T00:00:00" table:style-name="ce8">
            <text:p>mercredi 11<text:s/></text:p>
          </table:table-cell>
          <table:table-cell office:value-type="date" office:date-value="2018-08-11T00:00:00" table:style-name="ce9">
            <text:p>samedi 11<text:s/></text:p>
          </table:table-cell>
          <table:table-cell office:value-type="date" office:date-value="2018-09-11T00:00:00" table:style-name="ce8">
            <text:p>mardi 11<text:s/></text:p>
          </table:table-cell>
          <table:table-cell office:value-type="date" office:date-value="2018-10-11T00:00:00" table:style-name="ce8">
            <text:p>jeudi 11<text:s/></text:p>
          </table:table-cell>
          <table:table-cell office:value-type="date" office:date-value="2018-11-11T00:00:00" table:style-name="ce9">
            <text:p>dimanche 11<text:s/></text:p>
          </table:table-cell>
          <table:table-cell office:value-type="date" office:date-value="2018-12-11T00:00:00" table:style-name="ce8">
            <text:p>mardi 11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2T00:00:00" table:style-name="ce8">
            <text:p>jeudi 12<text:s/></text:p>
          </table:table-cell>
          <table:table-cell office:value-type="date" office:date-value="2017-11-12T00:00:00" table:style-name="ce11">
            <text:p>dimanche 12<text:s/></text:p>
          </table:table-cell>
          <table:table-cell office:value-type="date" office:date-value="2017-12-12T00:00:00" table:style-name="ce8">
            <text:p>mardi 12<text:s/></text:p>
          </table:table-cell>
          <table:table-cell office:value-type="date" office:date-value="2018-01-12T00:00:00" table:style-name="ce8">
            <text:p>vendredi 12<text:s/></text:p>
          </table:table-cell>
          <table:table-cell office:value-type="date" office:date-value="2018-02-12T00:00:00" table:style-name="ce8">
            <text:p>lundi 12<text:s/></text:p>
          </table:table-cell>
          <table:table-cell office:value-type="date" office:date-value="2018-03-12T00:00:00" table:style-name="ce16">
            <text:p>lundi 12<text:s/></text:p>
          </table:table-cell>
          <table:table-cell office:value-type="date" office:date-value="2018-04-12T00:00:00" table:style-name="ce8">
            <text:p>jeudi 12<text:s/></text:p>
          </table:table-cell>
          <table:table-cell office:value-type="date" office:date-value="2018-05-12T00:00:00" table:style-name="ce11">
            <text:p>samedi 12<text:s/></text:p>
          </table:table-cell>
          <table:table-cell office:value-type="date" office:date-value="2018-06-12T00:00:00" table:style-name="ce17">
            <text:p>mardi 12<text:s/></text:p>
          </table:table-cell>
          <table:table-cell office:value-type="date" office:date-value="2018-07-12T00:00:00" table:style-name="ce14">
            <text:p>jeudi 12<text:s/></text:p>
          </table:table-cell>
          <table:table-cell office:value-type="date" office:date-value="2018-08-12T00:00:00" table:style-name="ce9">
            <text:p>dimanche 12<text:s/></text:p>
          </table:table-cell>
          <table:table-cell office:value-type="date" office:date-value="2018-09-12T00:00:00" table:style-name="ce8">
            <text:p>mercredi 12<text:s/></text:p>
          </table:table-cell>
          <table:table-cell office:value-type="date" office:date-value="2018-10-12T00:00:00" table:style-name="ce8">
            <text:p>vendredi 12<text:s/></text:p>
          </table:table-cell>
          <table:table-cell office:value-type="date" office:date-value="2018-11-12T00:00:00" table:style-name="ce8">
            <text:p>lundi 12<text:s/></text:p>
          </table:table-cell>
          <table:table-cell office:value-type="date" office:date-value="2018-12-12T00:00:00" table:style-name="ce8">
            <text:p>mercredi 12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3T00:00:00" table:style-name="ce8">
            <text:p>vendredi 13<text:s/></text:p>
          </table:table-cell>
          <table:table-cell office:value-type="date" office:date-value="2017-11-13T00:00:00" table:style-name="ce8">
            <text:p>lundi 13<text:s/></text:p>
          </table:table-cell>
          <table:table-cell office:value-type="date" office:date-value="2017-12-13T00:00:00" table:style-name="ce12">
            <text:p>mercredi 13<text:s/></text:p>
          </table:table-cell>
          <table:table-cell office:value-type="date" office:date-value="2018-01-13T00:00:00" table:style-name="ce11">
            <text:p>samedi 13<text:s/></text:p>
          </table:table-cell>
          <table:table-cell office:value-type="date" office:date-value="2018-02-13T00:00:00" table:style-name="ce8">
            <text:p>mardi 13<text:s/></text:p>
          </table:table-cell>
          <table:table-cell office:value-type="date" office:date-value="2018-03-13T00:00:00" table:style-name="ce33">
            <text:p>mardi 13<text:s/></text:p>
          </table:table-cell>
          <table:table-cell office:value-type="date" office:date-value="2018-04-13T00:00:00" table:style-name="ce8">
            <text:p>vendredi 13<text:s/></text:p>
          </table:table-cell>
          <table:table-cell office:value-type="date" office:date-value="2018-05-13T00:00:00" table:style-name="ce11">
            <text:p>dimanche 13<text:s/></text:p>
          </table:table-cell>
          <table:table-cell office:value-type="date" office:date-value="2018-06-13T00:00:00" table:style-name="ce8">
            <text:p>mercredi 13<text:s/></text:p>
          </table:table-cell>
          <table:table-cell office:value-type="date" office:date-value="2018-07-13T00:00:00" table:style-name="ce8">
            <text:p>vendredi 13<text:s/></text:p>
          </table:table-cell>
          <table:table-cell office:value-type="date" office:date-value="2018-08-13T00:00:00" table:style-name="ce8">
            <text:p>lundi 13<text:s/></text:p>
          </table:table-cell>
          <table:table-cell office:value-type="date" office:date-value="2018-09-13T00:00:00" table:style-name="ce8">
            <text:p>jeudi 13<text:s/></text:p>
          </table:table-cell>
          <table:table-cell office:value-type="date" office:date-value="2018-10-13T00:00:00" table:style-name="ce9">
            <text:p>samedi 13<text:s/></text:p>
          </table:table-cell>
          <table:table-cell office:value-type="date" office:date-value="2018-11-13T00:00:00" table:style-name="ce8">
            <text:p>mardi 13<text:s/></text:p>
          </table:table-cell>
          <table:table-cell office:value-type="date" office:date-value="2018-12-13T00:00:00" table:style-name="ce8">
            <text:p>jeudi 13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4T00:00:00" table:style-name="ce11">
            <text:p>samedi 14<text:s/></text:p>
          </table:table-cell>
          <table:table-cell office:value-type="date" office:date-value="2017-11-14T00:00:00" table:style-name="ce8">
            <text:p>mardi 14<text:s/></text:p>
          </table:table-cell>
          <table:table-cell office:value-type="date" office:date-value="2017-12-14T00:00:00" table:style-name="ce8">
            <text:p>jeudi 14<text:s/></text:p>
          </table:table-cell>
          <table:table-cell office:value-type="date" office:date-value="2018-01-14T00:00:00" table:style-name="ce11">
            <text:p>dimanche 14<text:s/></text:p>
          </table:table-cell>
          <table:table-cell office:value-type="date" office:date-value="2018-02-14T00:00:00" table:style-name="ce12">
            <text:p>mercredi 14<text:s/></text:p>
          </table:table-cell>
          <table:table-cell office:value-type="date" office:date-value="2018-03-14T00:00:00" table:style-name="ce16">
            <text:p>mercredi 14<text:s/></text:p>
          </table:table-cell>
          <table:table-cell office:value-type="date" office:date-value="2018-04-14T00:00:00" table:style-name="ce11">
            <text:p>samedi 14<text:s/></text:p>
          </table:table-cell>
          <table:table-cell office:value-type="date" office:date-value="2018-05-14T00:00:00" table:style-name="ce8">
            <text:p>lundi 14<text:s/></text:p>
          </table:table-cell>
          <table:table-cell office:value-type="date" office:date-value="2018-06-14T00:00:00" table:style-name="ce8">
            <text:p>jeudi 14<text:s/></text:p>
          </table:table-cell>
          <table:table-cell office:value-type="date" office:date-value="2018-07-14T00:00:00" table:style-name="ce11">
            <text:p>samedi 14<text:s/></text:p>
          </table:table-cell>
          <table:table-cell office:value-type="date" office:date-value="2018-08-14T00:00:00" table:style-name="ce8">
            <text:p>mardi 14<text:s/></text:p>
          </table:table-cell>
          <table:table-cell office:value-type="date" office:date-value="2018-09-14T00:00:00" table:style-name="ce8">
            <text:p>vendredi 14<text:s/></text:p>
          </table:table-cell>
          <table:table-cell office:value-type="date" office:date-value="2018-10-14T00:00:00" table:style-name="ce9">
            <text:p>dimanche 14<text:s/></text:p>
          </table:table-cell>
          <table:table-cell office:value-type="date" office:date-value="2018-11-14T00:00:00" table:style-name="ce8">
            <text:p>mercredi 14<text:s/></text:p>
          </table:table-cell>
          <table:table-cell office:value-type="date" office:date-value="2018-12-14T00:00:00" table:style-name="ce8">
            <text:p>vendredi 14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5T00:00:00" table:style-name="ce11">
            <text:p>dimanche 15<text:s/></text:p>
          </table:table-cell>
          <table:table-cell office:value-type="date" office:date-value="2017-11-15T00:00:00" table:style-name="ce12">
            <text:p>mercredi 15<text:s/></text:p>
          </table:table-cell>
          <table:table-cell office:value-type="date" office:date-value="2017-12-15T00:00:00" table:style-name="ce8">
            <text:p>vendredi 15<text:s/></text:p>
          </table:table-cell>
          <table:table-cell office:value-type="date" office:date-value="2018-01-15T00:00:00" table:style-name="ce8">
            <text:p>lundi 15<text:s/></text:p>
          </table:table-cell>
          <table:table-cell office:value-type="date" office:date-value="2018-02-15T00:00:00" table:style-name="ce8">
            <text:p>jeudi 15<text:s/></text:p>
          </table:table-cell>
          <table:table-cell office:value-type="date" office:date-value="2018-03-15T00:00:00" table:style-name="ce16">
            <text:p>jeudi 15<text:s/></text:p>
          </table:table-cell>
          <table:table-cell office:value-type="date" office:date-value="2018-04-15T00:00:00" table:style-name="ce11">
            <text:p>dimanche 15<text:s/></text:p>
          </table:table-cell>
          <table:table-cell office:value-type="date" office:date-value="2018-05-15T00:00:00" table:style-name="ce8">
            <text:p>mardi 15<text:s/></text:p>
          </table:table-cell>
          <table:table-cell office:value-type="date" office:date-value="2018-06-15T00:00:00" table:style-name="ce8">
            <text:p>vendredi 15<text:s/></text:p>
          </table:table-cell>
          <table:table-cell office:value-type="date" office:date-value="2018-07-15T00:00:00" table:style-name="ce11">
            <text:p>dimanche 15<text:s/></text:p>
          </table:table-cell>
          <table:table-cell office:value-type="date" office:date-value="2018-08-15T00:00:00" table:style-name="ce8">
            <text:p>mercredi 15<text:s/></text:p>
          </table:table-cell>
          <table:table-cell office:value-type="date" office:date-value="2018-09-15T00:00:00" table:style-name="ce9">
            <text:p>samedi 15<text:s/></text:p>
          </table:table-cell>
          <table:table-cell office:value-type="date" office:date-value="2018-10-15T00:00:00" table:style-name="ce8">
            <text:p>lundi 15<text:s/></text:p>
          </table:table-cell>
          <table:table-cell office:value-type="date" office:date-value="2018-11-15T00:00:00" table:style-name="ce8">
            <text:p>jeudi 15<text:s/></text:p>
          </table:table-cell>
          <table:table-cell office:value-type="date" office:date-value="2018-12-15T00:00:00" table:style-name="ce9">
            <text:p>samedi 15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6T00:00:00" table:style-name="ce8">
            <text:p>lundi 16<text:s/></text:p>
          </table:table-cell>
          <table:table-cell office:value-type="date" office:date-value="2017-11-16T00:00:00" table:style-name="ce8">
            <text:p>jeudi 16<text:s/></text:p>
          </table:table-cell>
          <table:table-cell office:value-type="date" office:date-value="2017-12-16T00:00:00" table:style-name="ce11">
            <text:p>samedi 16<text:s/></text:p>
          </table:table-cell>
          <table:table-cell office:value-type="date" office:date-value="2018-01-16T00:00:00" table:style-name="ce8">
            <text:p>mardi 16<text:s/></text:p>
          </table:table-cell>
          <table:table-cell office:value-type="date" office:date-value="2018-02-16T00:00:00" table:style-name="ce12">
            <text:p>vendredi 16<text:s/></text:p>
          </table:table-cell>
          <table:table-cell office:value-type="date" office:date-value="2018-03-16T00:00:00" table:style-name="ce16">
            <text:p>vendredi 16<text:s/></text:p>
          </table:table-cell>
          <table:table-cell office:value-type="date" office:date-value="2018-04-16T00:00:00" table:style-name="ce8">
            <text:p>lundi 16<text:s/></text:p>
          </table:table-cell>
          <table:table-cell office:value-type="date" office:date-value="2018-05-16T00:00:00" table:style-name="ce8">
            <text:p>mercredi 16<text:s/></text:p>
          </table:table-cell>
          <table:table-cell office:value-type="date" office:date-value="2018-06-16T00:00:00" table:style-name="ce12">
            <text:p>samedi 16<text:s/></text:p>
          </table:table-cell>
          <table:table-cell office:value-type="date" office:date-value="2018-07-16T00:00:00" table:style-name="ce14">
            <text:p>lundi 16<text:s/></text:p>
          </table:table-cell>
          <table:table-cell office:value-type="date" office:date-value="2018-08-16T00:00:00" table:style-name="ce8">
            <text:p>jeudi 16<text:s/></text:p>
          </table:table-cell>
          <table:table-cell office:value-type="date" office:date-value="2018-09-16T00:00:00" table:style-name="ce9">
            <text:p>dimanche 16<text:s/></text:p>
          </table:table-cell>
          <table:table-cell office:value-type="date" office:date-value="2018-10-16T00:00:00" table:style-name="ce8">
            <text:p>mardi 16<text:s/></text:p>
          </table:table-cell>
          <table:table-cell office:value-type="date" office:date-value="2018-11-16T00:00:00" table:style-name="ce8">
            <text:p>vendredi 16<text:s/></text:p>
          </table:table-cell>
          <table:table-cell office:value-type="date" office:date-value="2018-12-16T00:00:00" table:style-name="ce9">
            <text:p>dimanche 16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7T00:00:00" table:style-name="ce8">
            <text:p>mardi 17<text:s/></text:p>
          </table:table-cell>
          <table:table-cell office:value-type="date" office:date-value="2017-11-17T00:00:00" table:style-name="ce8">
            <text:p>vendredi 17<text:s/></text:p>
          </table:table-cell>
          <table:table-cell office:value-type="date" office:date-value="2017-12-17T00:00:00" table:style-name="ce11">
            <text:p>dimanche 17<text:s/></text:p>
          </table:table-cell>
          <table:table-cell office:value-type="date" office:date-value="2018-01-17T00:00:00" table:style-name="ce8">
            <text:p>mercredi 17<text:s/></text:p>
          </table:table-cell>
          <table:table-cell office:value-type="date" office:date-value="2018-02-17T00:00:00" table:style-name="ce11">
            <text:p>samedi 17<text:s/></text:p>
          </table:table-cell>
          <table:table-cell office:value-type="date" office:date-value="2018-03-17T00:00:00" table:style-name="ce15">
            <text:p>samedi 17<text:s/></text:p>
          </table:table-cell>
          <table:table-cell office:value-type="date" office:date-value="2018-04-17T00:00:00" table:style-name="ce8">
            <text:p>mardi 17<text:s/></text:p>
          </table:table-cell>
          <table:table-cell office:value-type="date" office:date-value="2018-05-17T00:00:00" table:style-name="ce8">
            <text:p>jeudi 17<text:s/></text:p>
          </table:table-cell>
          <table:table-cell office:value-type="date" office:date-value="2018-06-17T00:00:00" table:style-name="ce11">
            <text:p>dimanche 17<text:s/></text:p>
          </table:table-cell>
          <table:table-cell office:value-type="date" office:date-value="2018-07-17T00:00:00" table:style-name="ce8">
            <text:p>mardi 17<text:s/></text:p>
          </table:table-cell>
          <table:table-cell office:value-type="date" office:date-value="2018-08-17T00:00:00" table:style-name="ce8">
            <text:p>vendredi 17<text:s/></text:p>
          </table:table-cell>
          <table:table-cell office:value-type="date" office:date-value="2018-09-17T00:00:00" table:style-name="ce8">
            <text:p>lundi 17<text:s/></text:p>
          </table:table-cell>
          <table:table-cell office:value-type="date" office:date-value="2018-10-17T00:00:00" table:style-name="ce8">
            <text:p>mercredi 17<text:s/></text:p>
          </table:table-cell>
          <table:table-cell office:value-type="date" office:date-value="2018-11-17T00:00:00" table:style-name="ce9">
            <text:p>samedi 17<text:s/></text:p>
          </table:table-cell>
          <table:table-cell office:value-type="date" office:date-value="2018-12-17T00:00:00" table:style-name="ce8">
            <text:p>lundi 17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8T00:00:00" table:style-name="ce8">
            <text:p>mercredi 18<text:s/></text:p>
          </table:table-cell>
          <table:table-cell office:value-type="date" office:date-value="2017-11-18T00:00:00" table:style-name="ce11">
            <text:p>samedi 18<text:s/></text:p>
          </table:table-cell>
          <table:table-cell office:value-type="date" office:date-value="2017-12-18T00:00:00" table:style-name="ce8">
            <text:p>lundi 18<text:s/></text:p>
          </table:table-cell>
          <table:table-cell office:value-type="date" office:date-value="2018-01-18T00:00:00" table:style-name="ce18">
            <office:annotation draw:style-name="a0" svg:x="5.54166666666667in" svg:y="4.4375in" svg:width="1.5in" svg:height="0.822916666666667in">
              <dc:creator>Aymeric Pelle</dc:creator>
              <text:p><text:span text:style-name="T1">Aymeric Pelle:</text:span><text:span text:style-name="T2"/></text:p>
              <text:p><text:span text:style-name="T2">???</text:span></text:p>
            </office:annotation>
            <text:p>jeudi 18<text:s/></text:p>
          </table:table-cell>
          <table:table-cell office:value-type="date" office:date-value="2018-02-18T00:00:00" table:style-name="ce11">
            <text:p>dimanche 18<text:s/></text:p>
          </table:table-cell>
          <table:table-cell office:value-type="date" office:date-value="2018-03-18T00:00:00" table:style-name="ce15">
            <text:p>dimanche 18<text:s/></text:p>
          </table:table-cell>
          <table:table-cell office:value-type="date" office:date-value="2018-04-18T00:00:00" table:style-name="ce8">
            <text:p>mercredi 18<text:s/></text:p>
          </table:table-cell>
          <table:table-cell office:value-type="date" office:date-value="2018-05-18T00:00:00" table:style-name="ce33">
            <text:p>vendredi 18<text:s/></text:p>
          </table:table-cell>
          <table:table-cell office:value-type="date" office:date-value="2018-06-18T00:00:00" table:style-name="ce12">
            <text:p>lundi 18<text:s/></text:p>
          </table:table-cell>
          <table:table-cell office:value-type="date" office:date-value="2018-07-18T00:00:00" table:style-name="ce8">
            <text:p>mercredi 18<text:s/></text:p>
          </table:table-cell>
          <table:table-cell office:value-type="date" office:date-value="2018-08-18T00:00:00" table:style-name="ce9">
            <text:p>samedi 18<text:s/></text:p>
          </table:table-cell>
          <table:table-cell office:value-type="date" office:date-value="2018-09-18T00:00:00" table:style-name="ce8">
            <text:p>mardi 18<text:s/></text:p>
          </table:table-cell>
          <table:table-cell office:value-type="date" office:date-value="2018-10-18T00:00:00" table:style-name="ce8">
            <text:p>jeudi 18<text:s/></text:p>
          </table:table-cell>
          <table:table-cell office:value-type="date" office:date-value="2018-11-18T00:00:00" table:style-name="ce9">
            <text:p>dimanche 18<text:s/></text:p>
          </table:table-cell>
          <table:table-cell office:value-type="date" office:date-value="2018-12-18T00:00:00" table:style-name="ce8">
            <text:p>mardi 18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9T00:00:00" table:style-name="ce8">
            <text:p>jeudi 19<text:s/></text:p>
          </table:table-cell>
          <table:table-cell office:value-type="date" office:date-value="2017-11-19T00:00:00" table:style-name="ce11">
            <text:p>dimanche 19<text:s/></text:p>
          </table:table-cell>
          <table:table-cell office:value-type="date" office:date-value="2017-12-19T00:00:00" table:style-name="ce8">
            <text:p>mardi 19<text:s/></text:p>
          </table:table-cell>
          <table:table-cell office:value-type="date" office:date-value="2018-01-19T00:00:00" table:style-name="ce8">
            <text:p>vendredi 19<text:s/></text:p>
          </table:table-cell>
          <table:table-cell office:value-type="date" office:date-value="2018-02-19T00:00:00" table:style-name="ce8">
            <text:p>lundi 19<text:s/></text:p>
          </table:table-cell>
          <table:table-cell office:value-type="date" office:date-value="2018-03-19T00:00:00" table:style-name="ce8">
            <text:p>lundi 19<text:s/></text:p>
          </table:table-cell>
          <table:table-cell office:value-type="date" office:date-value="2018-04-19T00:00:00" table:style-name="ce8">
            <text:p>jeudi 19<text:s/></text:p>
          </table:table-cell>
          <table:table-cell office:value-type="date" office:date-value="2018-05-19T00:00:00" table:style-name="ce11">
            <text:p>samedi 19<text:s/></text:p>
          </table:table-cell>
          <table:table-cell office:value-type="date" office:date-value="2018-06-19T00:00:00" table:style-name="ce12">
            <text:p>mardi 19<text:s/></text:p>
          </table:table-cell>
          <table:table-cell office:value-type="date" office:date-value="2018-07-19T00:00:00" table:style-name="ce8">
            <text:p>jeudi 19<text:s/></text:p>
          </table:table-cell>
          <table:table-cell office:value-type="date" office:date-value="2018-08-19T00:00:00" table:style-name="ce9">
            <text:p>dimanche 19<text:s/></text:p>
          </table:table-cell>
          <table:table-cell office:value-type="date" office:date-value="2018-09-19T00:00:00" table:style-name="ce8">
            <text:p>mercredi 19<text:s/></text:p>
          </table:table-cell>
          <table:table-cell office:value-type="date" office:date-value="2018-10-19T00:00:00" table:style-name="ce8">
            <text:p>vendredi 19<text:s/></text:p>
          </table:table-cell>
          <table:table-cell office:value-type="date" office:date-value="2018-11-19T00:00:00" table:style-name="ce8">
            <text:p>lundi 19<text:s/></text:p>
          </table:table-cell>
          <table:table-cell office:value-type="date" office:date-value="2018-12-19T00:00:00" table:style-name="ce8">
            <text:p>mercredi 19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0T00:00:00" table:style-name="ce8">
            <text:p>vendredi 20<text:s/></text:p>
          </table:table-cell>
          <table:table-cell office:value-type="date" office:date-value="2017-11-20T00:00:00" table:style-name="ce8">
            <text:p>lundi 20<text:s/></text:p>
          </table:table-cell>
          <table:table-cell office:value-type="date" office:date-value="2017-12-20T00:00:00" table:style-name="ce8">
            <text:p>mercredi 20<text:s/></text:p>
          </table:table-cell>
          <table:table-cell office:value-type="date" office:date-value="2018-01-20T00:00:00" table:style-name="ce30">
            <office:annotation draw:style-name="a1" svg:x="5.54166666666667in" svg:y="4.91666666666667in" svg:width="1.5in" svg:height="0.822916666666667in">
              <dc:creator>Aymeric Pelle</dc:creator>
              <text:p><text:span text:style-name="T1">Aymeric Pelle:</text:span><text:span text:style-name="T2"/></text:p>
              <text:p><text:span text:style-name="T2">Balade dans la neige avec Deborah, Pablo et Isabella</text:span></text:p>
            </office:annotation>
            <text:p>samedi 20<text:s/></text:p>
          </table:table-cell>
          <table:table-cell office:value-type="date" office:date-value="2018-02-20T00:00:00" table:style-name="ce8">
            <text:p>mardi 20<text:s/></text:p>
          </table:table-cell>
          <table:table-cell office:value-type="date" office:date-value="2018-03-20T00:00:00" table:style-name="ce8">
            <text:p>mardi 20<text:s/></text:p>
          </table:table-cell>
          <table:table-cell office:value-type="date" office:date-value="2018-04-20T00:00:00" table:style-name="ce8">
            <text:p>vendredi 20<text:s/></text:p>
          </table:table-cell>
          <table:table-cell office:value-type="date" office:date-value="2018-05-20T00:00:00" table:style-name="ce11">
            <text:p>dimanche 20<text:s/></text:p>
          </table:table-cell>
          <table:table-cell office:value-type="date" office:date-value="2018-06-20T00:00:00" table:style-name="ce8">
            <text:p>mercredi 20<text:s/></text:p>
          </table:table-cell>
          <table:table-cell office:value-type="date" office:date-value="2018-07-20T00:00:00" table:style-name="ce8">
            <text:p>vendredi 20<text:s/></text:p>
          </table:table-cell>
          <table:table-cell office:value-type="date" office:date-value="2018-08-20T00:00:00" table:style-name="ce8">
            <text:p>lundi 20<text:s/></text:p>
          </table:table-cell>
          <table:table-cell office:value-type="date" office:date-value="2018-09-20T00:00:00" table:style-name="ce8">
            <text:p>jeudi 20<text:s/></text:p>
          </table:table-cell>
          <table:table-cell office:value-type="date" office:date-value="2018-10-20T00:00:00" table:style-name="ce9">
            <text:p>samedi 20<text:s/></text:p>
          </table:table-cell>
          <table:table-cell office:value-type="date" office:date-value="2018-11-20T00:00:00" table:style-name="ce8">
            <text:p>mardi 20<text:s/></text:p>
          </table:table-cell>
          <table:table-cell office:value-type="date" office:date-value="2018-12-20T00:00:00" table:style-name="ce8">
            <text:p>jeudi 20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1T00:00:00" table:style-name="ce11">
            <text:p>samedi 21<text:s/></text:p>
          </table:table-cell>
          <table:table-cell office:value-type="date" office:date-value="2017-11-21T00:00:00" table:style-name="ce8">
            <text:p>mardi 21<text:s/></text:p>
          </table:table-cell>
          <table:table-cell office:value-type="date" office:date-value="2017-12-21T00:00:00" table:style-name="ce12">
            <text:p>jeudi 21<text:s/></text:p>
          </table:table-cell>
          <table:table-cell office:value-type="date" office:date-value="2018-01-21T00:00:00" table:style-name="ce11">
            <text:p>dimanche 21<text:s/></text:p>
          </table:table-cell>
          <table:table-cell office:value-type="date" office:date-value="2018-02-21T00:00:00" table:style-name="ce8">
            <text:p>mercredi 21<text:s/></text:p>
          </table:table-cell>
          <table:table-cell office:value-type="date" office:date-value="2018-03-21T00:00:00" table:style-name="ce8">
            <text:p>mercredi 21<text:s/></text:p>
          </table:table-cell>
          <table:table-cell office:value-type="date" office:date-value="2018-04-21T00:00:00" table:style-name="ce11">
            <text:p>samedi 21<text:s/></text:p>
          </table:table-cell>
          <table:table-cell office:value-type="date" office:date-value="2018-05-21T00:00:00" table:style-name="ce8">
            <text:p>lundi 21<text:s/></text:p>
          </table:table-cell>
          <table:table-cell office:value-type="date" office:date-value="2018-06-21T00:00:00" table:style-name="ce12">
            <text:p>jeudi 21<text:s/></text:p>
          </table:table-cell>
          <table:table-cell office:value-type="date" office:date-value="2018-07-21T00:00:00" table:style-name="ce11">
            <text:p>samedi 21<text:s/></text:p>
          </table:table-cell>
          <table:table-cell office:value-type="date" office:date-value="2018-08-21T00:00:00" table:style-name="ce8">
            <text:p>mardi 21<text:s/></text:p>
          </table:table-cell>
          <table:table-cell office:value-type="date" office:date-value="2018-09-21T00:00:00" table:style-name="ce8">
            <text:p>vendredi 21<text:s/></text:p>
          </table:table-cell>
          <table:table-cell office:value-type="date" office:date-value="2018-10-21T00:00:00" table:style-name="ce9">
            <text:p>dimanche 21<text:s/></text:p>
          </table:table-cell>
          <table:table-cell office:value-type="date" office:date-value="2018-11-21T00:00:00" table:style-name="ce8">
            <text:p>mercredi 21<text:s/></text:p>
          </table:table-cell>
          <table:table-cell office:value-type="date" office:date-value="2018-12-21T00:00:00" table:style-name="ce8">
            <text:p>vendredi 21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2T00:00:00" table:style-name="ce11">
            <text:p>dimanche 22<text:s/></text:p>
          </table:table-cell>
          <table:table-cell office:value-type="date" office:date-value="2017-11-22T00:00:00" table:style-name="ce8">
            <text:p>mercredi 22<text:s/></text:p>
          </table:table-cell>
          <table:table-cell office:value-type="date" office:date-value="2017-12-22T00:00:00" table:style-name="ce12">
            <text:p>vendredi 22<text:s/></text:p>
          </table:table-cell>
          <table:table-cell office:value-type="date" office:date-value="2018-01-22T00:00:00" table:style-name="ce8">
            <text:p>lundi 22<text:s/></text:p>
          </table:table-cell>
          <table:table-cell office:value-type="date" office:date-value="2018-02-22T00:00:00" table:style-name="ce8">
            <text:p>jeudi 22<text:s/></text:p>
          </table:table-cell>
          <table:table-cell office:value-type="date" office:date-value="2018-03-22T00:00:00" table:style-name="ce32">
            <office:annotation draw:style-name="a2" svg:x="8.09375in" svg:y="5.39583333333333in" svg:width="1.5in" svg:height="0.822916666666667in">
              <dc:creator>Aymeric Pelle</dc:creator>
              <text:p><text:span text:style-name="T4">Aymeric Pelle:</text:span><text:span text:style-name="T3"/></text:p>
              <text:p><text:span text:style-name="T3">épisode fontaine ?</text:span></text:p>
            </office:annotation>
            <text:p>jeudi 22<text:s/></text:p>
          </table:table-cell>
          <table:table-cell office:value-type="date" office:date-value="2018-04-22T00:00:00" table:style-name="ce11">
            <text:p>dimanche 22<text:s/></text:p>
          </table:table-cell>
          <table:table-cell office:value-type="date" office:date-value="2018-05-22T00:00:00" table:style-name="ce8">
            <text:p>mardi 22<text:s/></text:p>
          </table:table-cell>
          <table:table-cell office:value-type="date" office:date-value="2018-06-22T00:00:00" table:style-name="ce8">
            <text:p>vendredi 22<text:s/></text:p>
          </table:table-cell>
          <table:table-cell office:value-type="date" office:date-value="2018-07-22T00:00:00" table:style-name="ce11">
            <text:p>dimanche 22<text:s/></text:p>
          </table:table-cell>
          <table:table-cell office:value-type="date" office:date-value="2018-08-22T00:00:00" table:style-name="ce8">
            <text:p>mercredi 22<text:s/></text:p>
          </table:table-cell>
          <table:table-cell office:value-type="date" office:date-value="2018-09-22T00:00:00" table:style-name="ce9">
            <text:p>samedi 22<text:s/></text:p>
          </table:table-cell>
          <table:table-cell office:value-type="date" office:date-value="2018-10-22T00:00:00" table:style-name="ce8">
            <text:p>lundi 22<text:s/></text:p>
          </table:table-cell>
          <table:table-cell office:value-type="date" office:date-value="2018-11-22T00:00:00" table:style-name="ce8">
            <text:p>jeudi 22<text:s/></text:p>
          </table:table-cell>
          <table:table-cell office:value-type="date" office:date-value="2018-12-22T00:00:00" table:style-name="ce9">
            <text:p>samedi 22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3T00:00:00" table:style-name="ce8">
            <text:p>lundi 23<text:s/></text:p>
          </table:table-cell>
          <table:table-cell office:value-type="date" office:date-value="2017-11-23T00:00:00" table:style-name="ce12">
            <office:annotation draw:style-name="a3" svg:x="3.01041666666667in" svg:y="5.63541666666667in" svg:width="1.5in" svg:height="0.822916666666667in">
              <dc:creator>Aymeric Pelle</dc:creator>
              <text:p><text:span text:style-name="T1">Aymeric Pelle:</text:span><text:span text:style-name="T2"/></text:p>
              <text:p><text:span text:style-name="T2">Thanksgiving</text:span></text:p>
            </office:annotation>
            <text:p>jeudi 23<text:s/></text:p>
          </table:table-cell>
          <table:table-cell office:value-type="date" office:date-value="2017-12-23T00:00:00" table:style-name="ce12">
            <text:p>samedi 23<text:s/></text:p>
          </table:table-cell>
          <table:table-cell office:value-type="date" office:date-value="2018-01-23T00:00:00" table:style-name="ce12">
            <text:p>mardi 23<text:s/></text:p>
          </table:table-cell>
          <table:table-cell office:value-type="date" office:date-value="2018-02-23T00:00:00" table:style-name="ce8">
            <text:p>vendredi 23<text:s/></text:p>
          </table:table-cell>
          <table:table-cell office:value-type="date" office:date-value="2018-03-23T00:00:00" table:style-name="ce8">
            <text:p>vendredi 23<text:s/></text:p>
          </table:table-cell>
          <table:table-cell office:value-type="date" office:date-value="2018-04-23T00:00:00" table:style-name="ce8">
            <text:p>lundi 23<text:s/></text:p>
          </table:table-cell>
          <table:table-cell office:value-type="date" office:date-value="2018-05-23T00:00:00" table:style-name="ce8">
            <text:p>mercredi 23<text:s/></text:p>
          </table:table-cell>
          <table:table-cell office:value-type="date" office:date-value="2018-06-23T00:00:00" table:style-name="ce12">
            <text:p>samedi 23<text:s/></text:p>
          </table:table-cell>
          <table:table-cell office:value-type="date" office:date-value="2018-07-23T00:00:00" table:style-name="ce8">
            <text:p>lundi 23<text:s/></text:p>
          </table:table-cell>
          <table:table-cell office:value-type="date" office:date-value="2018-08-23T00:00:00" table:style-name="ce8">
            <text:p>jeudi 23<text:s/></text:p>
          </table:table-cell>
          <table:table-cell office:value-type="date" office:date-value="2018-09-23T00:00:00" table:style-name="ce9">
            <text:p>dimanche 23<text:s/></text:p>
          </table:table-cell>
          <table:table-cell office:value-type="date" office:date-value="2018-10-23T00:00:00" table:style-name="ce8">
            <text:p>mardi 23<text:s/></text:p>
          </table:table-cell>
          <table:table-cell office:value-type="date" office:date-value="2018-11-23T00:00:00" table:style-name="ce8">
            <text:p>vendredi 23<text:s/></text:p>
          </table:table-cell>
          <table:table-cell office:value-type="date" office:date-value="2018-12-23T00:00:00" table:style-name="ce9">
            <text:p>dimanche 23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4T00:00:00" table:style-name="ce8">
            <text:p>mardi 24<text:s/></text:p>
          </table:table-cell>
          <table:table-cell office:value-type="date" office:date-value="2017-11-24T00:00:00" table:style-name="ce8">
            <text:p>vendredi 24<text:s/></text:p>
          </table:table-cell>
          <table:table-cell office:value-type="date" office:date-value="2017-12-24T00:00:00" table:style-name="ce19">
            <text:p>dimanche 24<text:s/></text:p>
          </table:table-cell>
          <table:table-cell office:value-type="date" office:date-value="2018-01-24T00:00:00" table:style-name="ce8">
            <text:p>mercredi 24<text:s/></text:p>
          </table:table-cell>
          <table:table-cell office:value-type="date" office:date-value="2018-02-24T00:00:00" table:style-name="ce11">
            <text:p>samedi 24<text:s/></text:p>
          </table:table-cell>
          <table:table-cell office:value-type="date" office:date-value="2018-03-24T00:00:00" table:style-name="ce18">
            <text:p>samedi 24<text:s/></text:p>
          </table:table-cell>
          <table:table-cell office:value-type="date" office:date-value="2018-04-24T00:00:00" table:style-name="ce8">
            <text:p>mardi 24<text:s/></text:p>
          </table:table-cell>
          <table:table-cell office:value-type="date" office:date-value="2018-05-24T00:00:00" table:style-name="ce12">
            <text:p>jeudi 24<text:s/></text:p>
          </table:table-cell>
          <table:table-cell office:value-type="date" office:date-value="2018-06-24T00:00:00" table:style-name="ce12">
            <text:p>dimanche 24<text:s/></text:p>
          </table:table-cell>
          <table:table-cell office:value-type="date" office:date-value="2018-07-24T00:00:00" table:style-name="ce8">
            <text:p>mardi 24<text:s/></text:p>
          </table:table-cell>
          <table:table-cell office:value-type="date" office:date-value="2018-08-24T00:00:00" table:style-name="ce8">
            <text:p>vendredi 24<text:s/></text:p>
          </table:table-cell>
          <table:table-cell office:value-type="date" office:date-value="2018-09-24T00:00:00" table:style-name="ce8">
            <text:p>lundi 24<text:s/></text:p>
          </table:table-cell>
          <table:table-cell office:value-type="date" office:date-value="2018-10-24T00:00:00" table:style-name="ce8">
            <text:p>mercredi 24<text:s/></text:p>
          </table:table-cell>
          <table:table-cell office:value-type="date" office:date-value="2018-11-24T00:00:00" table:style-name="ce9">
            <text:p>samedi 24<text:s/></text:p>
          </table:table-cell>
          <table:table-cell office:value-type="date" office:date-value="2018-12-24T00:00:00" table:style-name="ce8">
            <text:p>lundi 24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5T00:00:00" table:style-name="ce12">
            <text:p>mercredi 25<text:s/></text:p>
          </table:table-cell>
          <table:table-cell office:value-type="date" office:date-value="2017-11-25T00:00:00" table:style-name="ce11">
            <text:p>samedi 25<text:s/></text:p>
          </table:table-cell>
          <table:table-cell office:value-type="date" office:date-value="2017-12-25T00:00:00" table:style-name="ce19">
            <text:p>lundi 25<text:s/></text:p>
          </table:table-cell>
          <table:table-cell office:value-type="date" office:date-value="2018-01-25T00:00:00" table:style-name="ce12">
            <text:p>jeudi 25<text:s/></text:p>
          </table:table-cell>
          <table:table-cell office:value-type="date" office:date-value="2018-02-25T00:00:00" table:style-name="ce11">
            <text:p>dimanche 25<text:s/></text:p>
          </table:table-cell>
          <table:table-cell office:value-type="date" office:date-value="2018-03-25T00:00:00" table:style-name="ce11">
            <text:p>dimanche 25<text:s/></text:p>
          </table:table-cell>
          <table:table-cell office:value-type="date" office:date-value="2018-04-25T00:00:00" table:style-name="ce8">
            <text:p>mercredi 25<text:s/></text:p>
          </table:table-cell>
          <table:table-cell office:value-type="date" office:date-value="2018-05-25T00:00:00" table:style-name="ce12">
            <text:p>vendredi 25<text:s/></text:p>
          </table:table-cell>
          <table:table-cell office:value-type="date" office:date-value="2018-06-25T00:00:00" table:style-name="ce12">
            <text:p>lundi 25<text:s/></text:p>
          </table:table-cell>
          <table:table-cell office:value-type="date" office:date-value="2018-07-25T00:00:00" table:style-name="ce8">
            <text:p>mercredi 25<text:s/></text:p>
          </table:table-cell>
          <table:table-cell office:value-type="date" office:date-value="2018-08-25T00:00:00" table:style-name="ce9">
            <text:p>samedi 25<text:s/></text:p>
          </table:table-cell>
          <table:table-cell office:value-type="date" office:date-value="2018-09-25T00:00:00" table:style-name="ce8">
            <text:p>mardi 25<text:s/></text:p>
          </table:table-cell>
          <table:table-cell office:value-type="date" office:date-value="2018-10-25T00:00:00" table:style-name="ce8">
            <text:p>jeudi 25<text:s/></text:p>
          </table:table-cell>
          <table:table-cell office:value-type="date" office:date-value="2018-11-25T00:00:00" table:style-name="ce9">
            <text:p>dimanche 25<text:s/></text:p>
          </table:table-cell>
          <table:table-cell office:value-type="date" office:date-value="2018-12-25T00:00:00" table:style-name="ce8">
            <text:p>mardi 25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6T00:00:00" table:style-name="ce12">
            <text:p>jeudi 26<text:s/></text:p>
          </table:table-cell>
          <table:table-cell office:value-type="date" office:date-value="2017-11-26T00:00:00" table:style-name="ce11">
            <text:p>dimanche 26<text:s/></text:p>
          </table:table-cell>
          <table:table-cell office:value-type="date" office:date-value="2017-12-26T00:00:00" table:style-name="ce12">
            <text:p>mardi 26<text:s/></text:p>
          </table:table-cell>
          <table:table-cell office:value-type="date" office:date-value="2018-01-26T00:00:00" table:style-name="ce8">
            <text:p>vendredi 26<text:s/></text:p>
          </table:table-cell>
          <table:table-cell office:value-type="date" office:date-value="2018-02-26T00:00:00" table:style-name="ce8">
            <text:p>lundi 26<text:s/></text:p>
          </table:table-cell>
          <table:table-cell office:value-type="date" office:date-value="2018-03-26T00:00:00" table:style-name="ce8">
            <text:p>lundi 26<text:s/></text:p>
          </table:table-cell>
          <table:table-cell office:value-type="date" office:date-value="2018-04-26T00:00:00" table:style-name="ce8">
            <text:p>jeudi 26<text:s/></text:p>
          </table:table-cell>
          <table:table-cell office:value-type="date" office:date-value="2018-05-26T00:00:00" table:style-name="ce11">
            <text:p>samedi 26<text:s/></text:p>
          </table:table-cell>
          <table:table-cell office:value-type="date" office:date-value="2018-06-26T00:00:00" table:style-name="ce12">
            <text:p>mardi 26<text:s/></text:p>
          </table:table-cell>
          <table:table-cell office:value-type="date" office:date-value="2018-07-26T00:00:00" table:style-name="ce8">
            <text:p>jeudi 26<text:s/></text:p>
          </table:table-cell>
          <table:table-cell office:value-type="date" office:date-value="2018-08-26T00:00:00" table:style-name="ce9">
            <text:p>dimanche 26<text:s/></text:p>
          </table:table-cell>
          <table:table-cell office:value-type="date" office:date-value="2018-09-26T00:00:00" table:style-name="ce8">
            <text:p>mercredi 26<text:s/></text:p>
          </table:table-cell>
          <table:table-cell office:value-type="date" office:date-value="2018-10-26T00:00:00" table:style-name="ce8">
            <text:p>vendredi 26<text:s/></text:p>
          </table:table-cell>
          <table:table-cell office:value-type="date" office:date-value="2018-11-26T00:00:00" table:style-name="ce8">
            <text:p>lundi 26<text:s/></text:p>
          </table:table-cell>
          <table:table-cell office:value-type="date" office:date-value="2018-12-26T00:00:00" table:style-name="ce8">
            <text:p>mercredi 26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7T00:00:00" table:style-name="ce8">
            <text:p>vendredi 27<text:s/></text:p>
          </table:table-cell>
          <table:table-cell office:value-type="date" office:date-value="2017-11-27T00:00:00" table:style-name="ce8">
            <text:p>lundi 27<text:s/></text:p>
          </table:table-cell>
          <table:table-cell office:value-type="date" office:date-value="2017-12-27T00:00:00" table:style-name="ce12">
            <text:p>mercredi 27<text:s/></text:p>
          </table:table-cell>
          <table:table-cell office:value-type="date" office:date-value="2018-01-27T00:00:00" table:style-name="ce11">
            <text:p>samedi 27<text:s/></text:p>
          </table:table-cell>
          <table:table-cell office:value-type="date" office:date-value="2018-02-27T00:00:00" table:style-name="ce8">
            <text:p>mardi 27<text:s/></text:p>
          </table:table-cell>
          <table:table-cell office:value-type="date" office:date-value="2018-03-27T00:00:00" table:style-name="ce8">
            <text:p>mardi 27<text:s/></text:p>
          </table:table-cell>
          <table:table-cell office:value-type="date" office:date-value="2018-04-27T00:00:00" table:style-name="ce8">
            <text:p>vendredi 27<text:s/></text:p>
          </table:table-cell>
          <table:table-cell office:value-type="date" office:date-value="2018-05-27T00:00:00" table:style-name="ce11">
            <text:p>dimanche 27<text:s/></text:p>
          </table:table-cell>
          <table:table-cell office:value-type="date" office:date-value="2018-06-27T00:00:00" table:style-name="ce8">
            <text:p>mercredi 27<text:s/></text:p>
          </table:table-cell>
          <table:table-cell office:value-type="date" office:date-value="2018-07-27T00:00:00" table:style-name="ce8">
            <text:p>vendredi 27<text:s/></text:p>
          </table:table-cell>
          <table:table-cell office:value-type="date" office:date-value="2018-08-27T00:00:00" table:style-name="ce14">
            <text:p>lundi 27<text:s/></text:p>
          </table:table-cell>
          <table:table-cell office:value-type="date" office:date-value="2018-09-27T00:00:00" table:style-name="ce8">
            <text:p>jeudi 27<text:s/></text:p>
          </table:table-cell>
          <table:table-cell office:value-type="date" office:date-value="2018-10-27T00:00:00" table:style-name="ce9">
            <text:p>samedi 27<text:s/></text:p>
          </table:table-cell>
          <table:table-cell office:value-type="date" office:date-value="2018-11-27T00:00:00" table:style-name="ce8">
            <text:p>mardi 27<text:s/></text:p>
          </table:table-cell>
          <table:table-cell office:value-type="date" office:date-value="2018-12-27T00:00:00" table:style-name="ce8">
            <text:p>jeudi 27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8T00:00:00" table:style-name="ce11">
            <text:p>samedi 28<text:s/></text:p>
          </table:table-cell>
          <table:table-cell office:value-type="date" office:date-value="2017-11-28T00:00:00" table:style-name="ce8">
            <text:p>mardi 28<text:s/></text:p>
          </table:table-cell>
          <table:table-cell office:value-type="date" office:date-value="2017-12-28T00:00:00" table:style-name="ce12">
            <text:p>jeudi 28<text:s/></text:p>
          </table:table-cell>
          <table:table-cell office:value-type="date" office:date-value="2018-01-28T00:00:00" table:style-name="ce11">
            <text:p>dimanche 28<text:s/></text:p>
          </table:table-cell>
          <table:table-cell office:value-type="date" office:date-value="2018-02-28T00:00:00" table:style-name="ce8">
            <text:p>mercredi 28<text:s/></text:p>
          </table:table-cell>
          <table:table-cell office:value-type="date" office:date-value="2018-03-28T00:00:00" table:style-name="ce8">
            <text:p>mercredi 28<text:s/></text:p>
          </table:table-cell>
          <table:table-cell office:value-type="date" office:date-value="2018-04-28T00:00:00" table:style-name="ce11">
            <text:p>samedi 28<text:s/></text:p>
          </table:table-cell>
          <table:table-cell office:value-type="date" office:date-value="2018-05-28T00:00:00" table:style-name="ce17">
            <text:p>lundi 28<text:s/></text:p>
          </table:table-cell>
          <table:table-cell office:value-type="date" office:date-value="2018-06-28T00:00:00" table:style-name="ce8">
            <text:p>jeudi 28<text:s/></text:p>
          </table:table-cell>
          <table:table-cell office:value-type="date" office:date-value="2018-07-28T00:00:00" table:style-name="ce11">
            <text:p>samedi 28<text:s/></text:p>
          </table:table-cell>
          <table:table-cell office:value-type="date" office:date-value="2018-08-28T00:00:00" table:style-name="ce8">
            <text:p>mardi 28<text:s/></text:p>
          </table:table-cell>
          <table:table-cell office:value-type="date" office:date-value="2018-09-28T00:00:00" table:style-name="ce8">
            <text:p>vendredi 28<text:s/></text:p>
          </table:table-cell>
          <table:table-cell office:value-type="date" office:date-value="2018-10-28T00:00:00" table:style-name="ce9">
            <text:p>dimanche 28<text:s/></text:p>
          </table:table-cell>
          <table:table-cell office:value-type="date" office:date-value="2018-11-28T00:00:00" table:style-name="ce8">
            <text:p>mercredi 28<text:s/></text:p>
          </table:table-cell>
          <table:table-cell office:value-type="date" office:date-value="2018-12-28T00:00:00" table:style-name="ce8">
            <text:p>vendredi 28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9T00:00:00" table:style-name="ce11">
            <text:p>dimanche 29<text:s/></text:p>
          </table:table-cell>
          <table:table-cell office:value-type="date" office:date-value="2017-11-29T00:00:00" table:style-name="ce12">
            <text:p>mercredi 29<text:s/></text:p>
          </table:table-cell>
          <table:table-cell office:value-type="date" office:date-value="2017-12-29T00:00:00" table:style-name="ce12">
            <text:p>vendredi 29<text:s/></text:p>
          </table:table-cell>
          <table:table-cell office:value-type="date" office:date-value="2018-01-29T00:00:00" table:style-name="ce8">
            <text:p>lundi 29<text:s/></text:p>
          </table:table-cell>
          <table:table-cell table:style-name="ce20"/>
          <table:table-cell office:value-type="date" office:date-value="2018-03-29T00:00:00" table:style-name="ce32">
            <office:annotation draw:style-name="a4" svg:x="8.09375in" svg:y="7.07291666666667in" svg:width="1.5in" svg:height="0.822916666666667in">
              <dc:creator>Aymeric Pelle</dc:creator>
              <text:p><text:span text:style-name="T4">Aymeric Pelle:</text:span><text:span text:style-name="T3"/></text:p>
              <text:p><text:span text:style-name="T3">épisode fontaine ?</text:span></text:p>
            </office:annotation>
            <text:p>jeudi 29<text:s/></text:p>
          </table:table-cell>
          <table:table-cell office:value-type="date" office:date-value="2018-04-29T00:00:00" table:style-name="ce11">
            <text:p>dimanche 29<text:s/></text:p>
          </table:table-cell>
          <table:table-cell office:value-type="date" office:date-value="2018-05-29T00:00:00" table:style-name="ce8">
            <text:p>mardi 29<text:s/></text:p>
          </table:table-cell>
          <table:table-cell office:value-type="date" office:date-value="2018-06-29T00:00:00" table:style-name="ce21">
            <text:p>vendredi 29<text:s/></text:p>
          </table:table-cell>
          <table:table-cell office:value-type="date" office:date-value="2018-07-29T00:00:00" table:style-name="ce11">
            <text:p>dimanche 29<text:s/></text:p>
          </table:table-cell>
          <table:table-cell office:value-type="date" office:date-value="2018-08-29T00:00:00" table:style-name="ce8">
            <text:p>mercredi 29<text:s/></text:p>
          </table:table-cell>
          <table:table-cell office:value-type="date" office:date-value="2018-09-29T00:00:00" table:style-name="ce9">
            <text:p>samedi 29<text:s/></text:p>
          </table:table-cell>
          <table:table-cell office:value-type="date" office:date-value="2018-10-29T00:00:00" table:style-name="ce8">
            <text:p>lundi 29<text:s/></text:p>
          </table:table-cell>
          <table:table-cell office:value-type="date" office:date-value="2018-11-29T00:00:00" table:style-name="ce8">
            <text:p>jeudi 29<text:s/></text:p>
          </table:table-cell>
          <table:table-cell office:value-type="date" office:date-value="2018-12-29T00:00:00" table:style-name="ce9">
            <text:p>samedi 29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30T00:00:00" table:style-name="ce8">
            <text:p>lundi 30<text:s/></text:p>
          </table:table-cell>
          <table:table-cell office:value-type="date" office:date-value="2017-11-30T00:00:00" table:style-name="ce8">
            <text:p>jeudi 30<text:s/></text:p>
          </table:table-cell>
          <table:table-cell office:value-type="date" office:date-value="2017-12-30T00:00:00" table:style-name="ce12">
            <text:p>samedi 30<text:s/></text:p>
          </table:table-cell>
          <table:table-cell office:value-type="date" office:date-value="2018-01-30T00:00:00" table:style-name="ce8">
            <text:p>mardi 30<text:s/></text:p>
          </table:table-cell>
          <table:table-cell table:style-name="ce20"/>
          <table:table-cell office:value-type="date" office:date-value="2018-03-30T00:00:00" table:style-name="ce8">
            <text:p>vendredi 30<text:s/></text:p>
          </table:table-cell>
          <table:table-cell office:value-type="date" office:date-value="2018-04-30T00:00:00" table:style-name="ce8">
            <text:p>lundi 30<text:s/></text:p>
          </table:table-cell>
          <table:table-cell office:value-type="date" office:date-value="2018-05-30T00:00:00" table:style-name="ce8">
            <text:p>mercredi 30<text:s/></text:p>
          </table:table-cell>
          <table:table-cell office:value-type="date" office:date-value="2018-06-30T00:00:00" table:style-name="ce21">
            <text:p>samedi 30<text:s/></text:p>
          </table:table-cell>
          <table:table-cell office:value-type="date" office:date-value="2018-07-30T00:00:00" table:style-name="ce8">
            <text:p>lundi 30<text:s/></text:p>
          </table:table-cell>
          <table:table-cell office:value-type="date" office:date-value="2018-08-30T00:00:00" table:style-name="ce8">
            <text:p>jeudi 30<text:s/></text:p>
          </table:table-cell>
          <table:table-cell office:value-type="date" office:date-value="2018-09-30T00:00:00" table:style-name="ce9">
            <text:p>dimanche 30<text:s/></text:p>
          </table:table-cell>
          <table:table-cell office:value-type="date" office:date-value="2018-10-30T00:00:00" table:style-name="ce8">
            <text:p>mardi 30<text:s/></text:p>
          </table:table-cell>
          <table:table-cell office:value-type="date" office:date-value="2018-11-30T00:00:00" table:style-name="ce8">
            <text:p>vendredi 30<text:s/></text:p>
          </table:table-cell>
          <table:table-cell office:value-type="date" office:date-value="2018-12-30T00:00:00" table:style-name="ce9">
            <text:p>dimanche 30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31T00:00:00" table:style-name="ce22">
            <text:p>mardi 31<text:s/></text:p>
          </table:table-cell>
          <table:table-cell table:style-name="ce22"/>
          <table:table-cell office:value-type="date" office:date-value="2017-12-31T00:00:00" table:style-name="ce23">
            <text:p>dimanche 31<text:s/></text:p>
          </table:table-cell>
          <table:table-cell office:value-type="date" office:date-value="2018-01-31T00:00:00" table:style-name="ce22">
            <text:p>mercredi 31<text:s/></text:p>
          </table:table-cell>
          <table:table-cell table:style-name="ce24"/>
          <table:table-cell office:value-type="date" office:date-value="2018-03-31T00:00:00" table:style-name="ce25">
            <text:p>samedi 31<text:s/></text:p>
          </table:table-cell>
          <table:table-cell table:style-name="ce24"/>
          <table:table-cell office:value-type="date" office:date-value="2018-05-31T00:00:00" table:style-name="ce22">
            <text:p>jeudi 31<text:s/></text:p>
          </table:table-cell>
          <table:table-cell table:style-name="ce24"/>
          <table:table-cell office:value-type="date" office:date-value="2018-07-31T00:00:00" table:style-name="ce22">
            <text:p>mardi 31<text:s/></text:p>
          </table:table-cell>
          <table:table-cell office:value-type="date" office:date-value="2018-08-31T00:00:00" table:style-name="ce22">
            <text:p>vendredi 31<text:s/></text:p>
          </table:table-cell>
          <table:table-cell table:style-name="ce24"/>
          <table:table-cell office:value-type="date" office:date-value="2018-10-31T00:00:00" table:style-name="ce22">
            <text:p>mercredi 31<text:s/></text:p>
          </table:table-cell>
          <table:table-cell table:style-name="ce24"/>
          <table:table-cell office:value-type="date" office:date-value="2018-12-31T00:00:00" table:style-name="ce22">
            <text:p>lundi 31<text:s/></text:p>
          </table:table-cell>
          <table:table-cell table:number-columns-repeated="16368"/>
        </table:table-row>
        <table:table-row table:number-rows-repeated="1048543" table:style-name="ro1">
          <table:table-cell table:number-columns-repeated="16384"/>
        </table:table-row>
      </table:table>
      <table:table table:name="Feuil2" table:style-name="ta1">
        <table:table-column table:style-name="co4" table:default-cell-style-name="ce1"/>
        <table:table-column table:style-name="co5" table:default-cell-style-name="ce1"/>
        <table:table-column table:style-name="co4" table:number-columns-repeated="16382" table:default-cell-style-name="ce1"/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string" table:style-name="ce28">
            <text:p>Evènements</text:p>
          </table:table-cell>
          <table:table-cell table:number-columns-repeated="16382"/>
        </table:table-row>
        <table:table-row table:style-name="ro2">
          <table:table-cell office:value-type="date" office:date-value="2018-01-20T00:00:00" table:style-name="ce29">
            <text:p>20/01/2018</text:p>
          </table:table-cell>
          <table:table-cell office:value-type="string" table:style-name="ce1">
            <text:p>Balade dans la neige avec Deborah, Pablo et Isabella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Pièce de théâtre de Pablo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Chants personnes âgées à l'académie de musique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Alexandre qui me dit qu'il aurait pas le courage de parler à une fille au bar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Lionel me parle de son pote Ben qui a une copine mignonne alors qu'il est chauve…</text:p>
          </table:table-cell>
          <table:table-cell table:number-columns-repeated="16382"/>
        </table:table-row>
        <table:table-row table:number-rows-repeated="104856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 number:language="fr" number:country="FR">
      <number:day-of-week number:style="long"/>
      <number:text> </number:text>
      <number:day/>
      <number:text> </number:text>
    </number:date-style>
    <style:style style:name="date_custom" style:family="table-cell" style:data-style-name="N36">
      <style:table-cell-properties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Neutre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atisfaisant" style:family="table-cell" style:data-style-name="N0">
      <style:table-cell-properties fo:background-color="#C6EFCE"/>
      <style:text-properties fo:color="#006100"/>
    </style:style>
    <style:style style:name="think" style:family="table-cell" style:data-style-name="N36">
      <style:table-cell-properties style:vertical-align="middle" fo:background-color="#FCE4D6" style:repeat-content="false"/>
      <style:paragraph-properties fo:text-align="center"/>
      <style:text-properties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ymeric Pelle</meta:initial-creator>
    <dc:creator>Aymeric Pelle</dc:creator>
    <meta:creation-date>2021-11-08T15:05:55Z</meta:creation-date>
    <dc:date>2021-12-18T22:17:39Z</dc:date>
  </office:meta>
</office:document-meta>
</file>